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fo:color="#000000" style:font-name="Courier New" fo:font-size="12pt" style:font-name-asian="Times New Roman1" style:font-size-asian="12pt" style:font-name-complex="Courier New1" style:font-size-complex="8pt"/>
    </style:style>
    <style:style style:name="P3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T1" style:family="text">
      <style:text-properties fo:color="#000000" style:font-name-asian="Times New Roman1" style:font-name-complex="Calibri1" style:font-size-complex="8pt"/>
    </style:style>
    <style:style style:name="T2" style:family="text">
      <style:text-properties fo:color="#000000" fo:font-weight="bold" style:font-name-asian="Times New Roman1" style:font-weight-asian="bold" style:font-name-complex="Calibri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7613070076386562977" text:style-name="WWNum1">
        <text:list-item>
          <text:p text:style-name="P1"><text:span text:style-name="T1">[</text:span><text:span text:style-name="T2">EXAM</text:span><text:span text:style-name="T1">] Create bouncy simulator. Get board from ExampleInput.js. X – border, 0 – boards object can travel, 1 – bouncing object. The program is to show how the object would travel and bounce against the walls. The program is to end when object comes back to original position. </text:span></text:p>
        </text:list-item>
      </text:list>
      <text:p text:style-name="P3"><text:span text:style-name="T1"/></text:p>
      <text:p text:style-name="P3"><text:span text:style-name="T1">1a)<text:tab/>[</text:span><text:span text:style-name="T2">EXAM</text:span><text:span text:style-name="T1">] Create bouncy simulator. Get board from ExampleInput.js. Y – when bouncing objects <text:tab/>enters it move it to random direction other that it came and Y turns into 0, <text:s text:c="3"/>X – border, 0 – <text:tab/>boards object can travel, 1 – bouncing object. The program is to show how the object would <text:tab/>travel and bounce against the walls. Bouncing objects starts in any corner. 1 and Y position <text:tab/>may var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 Rogowski</meta:initial-creator>
    <dc:creator>Elwira Em</dc:creator>
    <meta:editing-cycles>9</meta:editing-cycles>
    <meta:creation-date>2019-03-26T13:14:00</meta:creation-date>
    <dc:date>2020-05-26T18:48:01.09</dc:date>
    <meta:editing-duration>PT1M52S</meta:editing-duration>
    <meta:generator>OpenOffice/4.1.7$Win32 OpenOffice.org_project/417m1$Build-9800</meta:generator>
    <meta:document-statistic meta:table-count="0" meta:image-count="0" meta:object-count="0" meta:page-count="1" meta:paragraph-count="2" meta:word-count="119" meta:character-count="6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